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7" table:default-cell-style-name="ce4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hipping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formula="of:=SUM([.E2:.E24])" office:value-type="float" office:value="180.82" calcext:value-type="float">
            <text:p>180.82</text:p>
          </table:table-cell>
          <table:table-cell/>
        </table:table-row>
        <table:table-row table:style-name="ro2">
          <table:table-cell table:style-name="ce2" office:value-type="string" calcext:value-type="string">
            <text:p>Raspberry Pi Zero W w/ 16 GB microSD</text:p>
          </table:table-cell>
          <table:table-cell office:value-type="float" office:value="30.25" calcext:value-type="float">
            <text:p>3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*[.C2]" office:value-type="float" office:value="30.25" calcext:value-type="float">
            <text:p>30.25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www.aliexpress.com/item/2P025-08-06-NBR-1-8-1-4-NPT-electric-plastic-valve-2-way-Pneumatic-small/32886263453.html" xlink:type="simple">Solenoid Valves</text:a>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4.74" calcext:value-type="float">
            <text:p>4.74</text:p>
          </table:table-cell>
          <table:table-cell table:formula="of:=[.B3]*[.C3]+[.D3]" office:value-type="float" office:value="28.14" calcext:value-type="float">
            <text:p>28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Hose-Barb-4-25mm-Male-Thread-1-8-1-4-3-8-1-2-Copper-Barbed/32843478777.html" xlink:type="simple">1/8 to barb 6mm</text:a></text:p>
          </table:table-cell>
          <table:table-cell office:value-type="float" office:value="0.56" calcext:value-type="float">
            <text:p>0.56</text:p>
          </table:table-cell>
          <table:table-cell office:value-type="float" office:value="19" calcext:value-type="float">
            <text:p>19</text:p>
          </table:table-cell>
          <table:table-cell office:value-type="float" office:value="2.31" calcext:value-type="float">
            <text:p>2.31</text:p>
          </table:table-cell>
          <table:table-cell table:formula="of:=[.B4]*[.C4]+[.D4]" office:value-type="float" office:value="12.95" calcext:value-type="float">
            <text:p>12.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/8 to barb 6mm stainless steel</text:p>
          </table:table-cell>
          <table:table-cell office:value-type="float" office:value="0.95" calcext:value-type="float">
            <text:p>0.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5]*[.C5]+[.D5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Brass-Hose-Tai-Barb-Fitting-Splicer-Straight-Union-Elbow-Tee-Y-Type-Cross-Bulkhead-Fitting-All/32766669410.html" xlink:type="simple">barb 6mm cross</text:a>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*[.C6]+[.D6]" office:value-type="float" office:value="1.98" calcext:value-type="float">
            <text:p>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 6mm Y-shape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*[.C7]+[.D7]"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Digital-Load-Cell-Weight-Sensor-Portable-Electronic-Kitchen-Scale-1KG-HX711-Weighing-Sensors-Ad-Module/32887645394.html" xlink:type="simple">load cell + amp</text:a>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]*[.C8]+[.D8]"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Mini-Paint-Airbrush-Air-Brush-Spray-Gun-Compressor-For-Nail-Art-Makeup-Paint-Cake-Needle-Body/32847870484.html" xlink:type="simple">compressor</text:a></text:p>
          </table:table-cell>
          <table:table-cell office:value-type="float" office:value="16.19" calcext:value-type="float">
            <text:p>16.19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formula="of:=[.B9]*[.C9]+[.D9]" office:value-type="float" office:value="31.08" calcext:value-type="float">
            <text:p>31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PCS-3-3V-6-Channel-3V-Relay-Module-Optocoupler-Isolation-Low-Level-Trigger-Relay-Module/32856444793.html" xlink:type="simple">3.3V 6-relay module</text:a>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0]*[.C10]+[.D10]"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PCS-LOT-YT832B-Imported-Silicone-Tube-Food-Grade-Capillary-Transparent-Hose-6-mm-8-9-10/32795505799.html" xlink:type="simple">silicone pipe 6*8</text:a></text:p>
          </table:table-cell>
          <table:table-cell office:value-type="float" office:value="1.68" calcext:value-type="float">
            <text:p>1.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11]*[.C11]+[.D11]" office:value-type="float" office:value="16.8" calcext:value-type="float">
            <text:p>16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PCS-LOT-YT835B-Imported-Silicone-Tube-Food-Grade-Capillary-Transparent-Hose-10-mm-12-14-mm/32796162617.html" xlink:type="simple">silicone pipe 10*12</text:a>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2]*[.C12]+[.D12]"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en box 20x30 @ hellweg</text:p>
          </table:table-cell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3]*[.C13]+[.D13]"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uce plate, 18x200x800mm @ hellweg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4]*[.C14]+[.D14]" office:value-type="float" office:value="2.29" calcext:value-type="float">
            <text:p>2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 set, M4, M5, assorted. @ hellweg</text:p>
          </table:table-cell>
          <table:table-cell office:value-type="float" office:value="5.29" calcext:value-type="float">
            <text:p>5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5]*[.C15]+[.D15]" office:value-type="float" office:value="5.29" calcext:value-type="float">
            <text:p>5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k-hat bolt set M4x30, 10pcs @ hellweg</text:p>
          </table:table-cell>
          <table:table-cell office:value-type="float" office:value="3.29" calcext:value-type="float">
            <text:p>3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16]*[.C16]+[.D16]" office:value-type="float" office:value="3.29" calcext:value-type="float">
            <text:p>3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k bottle @ ted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7]*[.C17]+[.D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00pcs-bag-8-Color-3x100-3-100-Self-Locking-Nylon-Wire-Cable-Zip-Ties-Cable-Ties/32807062474.html" xlink:type="simple">zip ties, 100pcs</text:a>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8]*[.C18]+[.D18]"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00pcs-Self-Adhesive-Nylon-Wire-Cable-Zip-Ties-Holder-Mount-Base-Clips-20x20mm/32752834008.html" xlink:type="simple">zip tie bases, 100pcs</text:a></text:p>
          </table:table-cell>
          <table:table-cell office:value-type="float" office:value="2.28" calcext:value-type="float">
            <text:p>2.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[.C19]+[.D19]" office:value-type="float" office:value="2.28" calcext:value-type="float">
            <text:p>2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5-5-x-2-1mm-DC-Power-Female-Jack-Connector-Plug-DC-Female-Adapter-Plug-Connector/32709733552.html" xlink:type="simple">12v socket</text:a>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*[.C20]+[.D20]"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Free-shipping-5-5-x-2-1mm-DC-Power-Male-Jack-Connector-Plug-DC-Male-Adapter/32710688055.html" xlink:type="simple">12v plug</text:a>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*[.C21]+[.D21]"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ebay.de/itm/AMS1117-DC-DC-Step-Down-Spannung-Regler-Converter-6-5V-12V-to-5V/291976497988?hash=item43fb27cb44:g:nUoAAOSwux5YV96X" xlink:type="simple">12v to 5v DC-DC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2]*[.C22]+[.D22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23]*[.C23]+[.D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B24]*[.C24]+[.D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To add another 6x bottles: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shipping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formula="of:=SUM([.E27:.E49])" office:value-type="float" office:value="79.38" calcext:value-type="float">
            <text:p>79.38</text:p>
          </table:table-cell>
          <table:table-cell/>
        </table:table-row>
        <table:table-row table:style-name="ro1">
          <table:table-cell table:style-name="ce3" office:value-type="string" calcext:value-type="string">
            <text:p><text:a xlink:href="https://www.aliexpress.com/item/2P025-08-06-NBR-1-8-1-4-NPT-electric-plastic-valve-2-way-Pneumatic-small/32886263453.html" xlink:type="simple">Solenoid Valves</text:a>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4.74" calcext:value-type="float">
            <text:p>4.74</text:p>
          </table:table-cell>
          <table:table-cell table:formula="of:=[.B27]*[.C27]+[.D27]" office:value-type="float" office:value="28.14" calcext:value-type="float">
            <text:p>28.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Hose-Barb-4-25mm-Male-Thread-1-8-1-4-3-8-1-2-Copper-Barbed/32843478777.html" xlink:type="simple">1/8 to barb 6mm</text:a></text:p>
          </table:table-cell>
          <table:table-cell office:value-type="float" office:value="0.56" calcext:value-type="float">
            <text:p>0.56</text:p>
          </table:table-cell>
          <table:table-cell office:value-type="float" office:value="18" calcext:value-type="float">
            <text:p>18</text:p>
          </table:table-cell>
          <table:table-cell office:value-type="float" office:value="2.31" calcext:value-type="float">
            <text:p>2.31</text:p>
          </table:table-cell>
          <table:table-cell table:formula="of:=[.B28]*[.C28]+[.D28]" office:value-type="float" office:value="12.39" calcext:value-type="float">
            <text:p>12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/8 to barb 6mm stainless steel</text:p>
          </table:table-cell>
          <table:table-cell office:value-type="float" office:value="0.95" calcext:value-type="float">
            <text:p>0.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29]*[.C29]+[.D29]" office:value-type="float" office:value="5.7" calcext:value-type="float">
            <text:p>5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Brass-Hose-Tai-Barb-Fitting-Splicer-Straight-Union-Elbow-Tee-Y-Type-Cross-Bulkhead-Fitting-All/32766669410.html" xlink:type="simple">barb 6mm cross</text:a></text:p>
          </table:table-cell>
          <table:table-cell office:value-type="float" office:value="0.99" calcext:value-type="float">
            <text:p>0.9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0]*[.C30]+[.D30]" office:value-type="float" office:value="2.97" calcext:value-type="float">
            <text:p>2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aliexpress.com/item/1PCS-3-3V-6-Channel-3V-Relay-Module-Optocoupler-Isolation-Low-Level-Trigger-Relay-Module/32856444793.html" xlink:type="simple">3.3V 6-relay module</text:a></text:p>
          </table:table-cell>
          <table:table-cell office:value-type="float" office:value="7.9" calcext:value-type="float">
            <text:p>7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1]*[.C31]+[.D31]" office:value-type="float" office:value="7.9" calcext:value-type="float">
            <text:p>7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den box 20x30 @ hellweg</text:p>
          </table:table-cell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*[.C32]+[.D32]" office:value-type="float" office:value="7.99" calcext:value-type="float">
            <text:p>7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k bottle @ ted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33]*[.C33]+[.D33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uce plate, 18x200x800mm @ hellweg</text:p>
          </table:table-cell>
          <table:table-cell office:value-type="float" office:value="2.29" calcext:value-type="float">
            <text:p>2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4]*[.C34]+[.D34]" office:value-type="float" office:value="2.29" calcext:value-type="float">
            <text:p>2.29</text:p>
          </table:table-cell>
          <table:table-cell table:number-columns-repeated="3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9:17:00.596504477</meta:creation-date>
    <meta:generator>LibreOffice/6.0.3.2$Linux_X86_64 LibreOffice_project/00m0$Build-2</meta:generator>
    <dc:date>2018-08-25T19:47:02.106616133</dc:date>
    <meta:editing-duration>PT13M19S</meta:editing-duration>
    <meta:editing-cycles>5</meta:editing-cycles>
    <meta:document-statistic meta:table-count="1" meta:cell-count="157" meta:object-count="0"/>
  </office:meta>
</office:document-meta>
</file>